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1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5" style:family="graphic" style:parent-style-name="standard">
      <style:graphic-properties draw:fill-color="#b80047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fill-color="#b80047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083cm" svg:height="2.041cm" svg:x="1.99cm" svg:y="1.99cm">
          <text:p text:style-name="P1"><text:span text:style-name="T1">Read BAM(s)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6.878cm" svg:height="3.099cm" svg:x="3.576cm" svg:y="11.97cm">
          <text:p text:style-name="P1"><text:span text:style-name="T1">Candidates varia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9.072cm" svg:height="3.075cm" svg:x="1.99cm" svg:y="6.928cm">
          <text:p text:style-name="P1"><text:span text:style-name="T1">Create Parallelpileup (window based)</text:span></text:p>
          <text:p text:style-name="P1"><text:span text:style-name="T1">Store Meta-information </text:span></text:p>
          <text:p text:style-name="P1"><text:span text:style-name="T1">(read position of variant, etc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083cm" svg:height="2.041cm" svg:x="6.929cm" svg:y="1.99cm">
          <text:p text:style-name="P1"><text:span text:style-name="T1">Read BAM(s)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031cm" svg:y1="4.031cm" svg:x2="6.526cm" svg:y2="6.928cm" draw:start-shape="id1" draw:start-glue-point="6" draw:end-shape="id2" draw:end-glue-point="4" svg:d="M4031 4031v1448h2495v1449" svg:viewBox="0 0 2496 2898">
          <text:p/>
        </draw:connector>
        <draw:connector draw:style-name="gr3" draw:text-style-name="P2" draw:layer="layout" svg:x1="8.97cm" svg:y1="4.031cm" svg:x2="6.526cm" svg:y2="6.928cm" draw:start-shape="id3" draw:start-glue-point="6" draw:end-shape="id2" draw:end-glue-point="4" svg:d="M8970 4031v1448h-2444v1449" svg:viewBox="0 0 2445 2898">
          <text:p/>
        </draw:connector>
        <draw:custom-shape draw:style-name="gr4" draw:text-style-name="P1" draw:layer="layout" svg:width="8.081cm" svg:height="4.057cm" svg:x="11.919cm" svg:y="3.376cm">
          <text:p text:style-name="P1"><text:span text:style-name="T1">Filter reads (mapq, flags)</text:span></text:p>
          <text:p text:style-name="P1"><text:span text:style-name="T1">Fitler base calls (basq)</text:span></text:p>
          <text:p text:style-name="P1"><text:span text:style-name="T1">Read coverage</text:span></text:p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0.986cm" svg:y1="5.619cm" svg:x2="7.483cm" svg:y2="6.173cm">
          <text:p/>
        </draw:line>
        <draw:custom-shape draw:style-name="gr5" draw:text-style-name="P1" xml:id="id5" draw:id="id5" draw:layer="layout" svg:width="2.343cm" svg:height="1.58cm" svg:x="3.351cm" svg:y="18.42cm">
          <text:p text:style-name="P1"><text:span text:style-name="T1">Output</text:span></text:p>
          <text:p text:style-name="P1"><text:span text:style-name="T1">Varia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6" draw:id="id6" draw:layer="layout" svg:width="2.343cm" svg:height="1.58cm" svg:x="7.433cm" svg:y="18.42cm">
          <text:p text:style-name="P1"><text:span text:style-name="T1">Filtered</text:span></text:p>
          <text:p text:style-name="P1"><text:span text:style-name="T1">Varia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6.526cm" svg:y1="10.003cm" svg:x2="7.015cm" svg:y2="11.97cm" draw:start-shape="id2" draw:start-glue-point="6" draw:end-shape="id4" draw:end-glue-point="4" svg:d="M6526 10003v983h489v984" svg:viewBox="0 0 490 1968">
          <text:p/>
        </draw:connector>
        <draw:connector draw:style-name="gr3" draw:text-style-name="P2" draw:layer="layout" svg:x1="7.015cm" svg:y1="15.069cm" svg:x2="4.757cm" svg:y2="18.42cm" draw:start-shape="id4" draw:start-glue-point="6" draw:end-shape="id5" draw:end-glue-point="4" svg:d="M7015 15069v1676h-2258v1675" svg:viewBox="0 0 2259 3352">
          <text:p/>
        </draw:connector>
        <draw:connector draw:style-name="gr3" draw:text-style-name="P2" draw:layer="layout" svg:x1="7.015cm" svg:y1="15.069cm" svg:x2="8.839cm" svg:y2="18.42cm" draw:start-shape="id4" draw:start-glue-point="6" draw:end-shape="id6" draw:end-glue-point="4" svg:d="M7015 15069v1676h1824v1675" svg:viewBox="0 0 1825 3352">
          <text:p/>
        </draw:connector>
        <draw:custom-shape draw:style-name="gr4" draw:text-style-name="P1" draw:layer="layout" svg:width="8.081cm" svg:height="4.057cm" svg:x="11.919cm" svg:y="8.719cm">
          <text:p text:style-name="P1"><text:span text:style-name="T1">Use test-statistic to</text:span></text:p>
          <text:p text:style-name="P1"><text:span text:style-name="T1">identify variant candid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1.087cm" svg:y1="10.835cm" svg:x2="7.559cm" svg:y2="11.339cm">
          <text:p/>
        </draw:line>
        <draw:custom-shape draw:style-name="gr4" draw:text-style-name="P1" draw:layer="layout" svg:width="8.081cm" svg:height="4.057cm" svg:x="11.919cm" svg:y="14.489cm">
          <text:p text:style-name="P1"><text:span text:style-name="T1">Use Meta-information to</text:span></text:p>
          <text:p text:style-name="P1"><text:span text:style-name="T1">filter FP varia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1.036cm" svg:y1="16.127cm" svg:x2="7.685cm" svg:y2="16.1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13:35:22.976484343</meta:creation-date>
    <dc:date>2015-01-12T14:08:22.187213280</dc:date>
    <meta:editing-duration>PT17M59S</meta:editing-duration>
    <meta:editing-cycles>1</meta:editing-cycles>
    <meta:document-statistic meta:object-count="17"/>
    <meta:generator>LibreOffice/4.2.7.2$Linux_X86_64 LibreOffice_project/420m0$Build-2</meta:generator>
  </office:meta>
</office:document-meta>
</file>